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Minimum F031</text:p>
          </table:table-cell>
          <table:table-cell table:style-name="Default" office:value-type="string" calcext:value-type="string">
            <text:p>Minimum F302</text:p>
          </table:table-cell>
          <table:table-cell table:style-name="Default" office:value-type="string" calcext:value-type="string">
            <text:p>Minimum F103</text:p>
          </table:table-cell>
          <table:table-cell table:style-name="Default" office:value-type="string" calcext:value-type="string">
            <text:p>Standard F031</text:p>
          </table:table-cell>
          <table:table-cell table:style-name="Default" office:value-type="string" calcext:value-type="string">
            <text:p>Standard F302</text:p>
          </table:table-cell>
          <table:table-cell table:style-name="Default" office:value-type="string" calcext:value-type="string">
            <text:p>Standard F103</text:p>
          </table:table-cell>
          <table:table-cell table:style-name="Default" office:value-type="string" calcext:value-type="string">
            <text:p>Full F031</text:p>
          </table:table-cell>
          <table:table-cell table:style-name="Default" office:value-type="string" calcext:value-type="string">
            <text:p>Full F302</text:p>
          </table:table-cell>
          <table:table-cell table:style-name="Default" office:value-type="string" calcext:value-type="string">
            <text:p>Full F103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9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9" office:value-type="currency" office:currency="USD" office:value="7" calcext:value-type="currency">
            <text:p>$7.00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9" office:value-type="currency" office:currency="USD" office:value="1.5" calcext:value-type="currency">
            <text:p>$1.50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</table:table-row>
        <table:table-row table:style-name="ro1">
          <table:table-cell office:value-type="string" calcext:value-type="string">
            <text:p>MCU extended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Other components</text:p>
          </table:table-cell>
          <table:table-cell table:formula="of:=12.05-[.B5]" office:value-type="currency" office:currency="USD" office:value="2.322" calcext:value-type="currency">
            <text:p>$2.32</text:p>
          </table:table-cell>
          <table:table-cell table:formula="of:=32.34-[.C5]" office:value-type="currency" office:currency="USD" office:value="2.318" calcext:value-type="currency">
            <text:p>$2.32</text:p>
          </table:table-cell>
          <table:table-cell table:formula="of:=58.53-[.D5]" office:value-type="currency" office:currency="USD" office:value="2.316" calcext:value-type="currency">
            <text:p>$2.32</text:p>
          </table:table-cell>
          <table:table-cell table:formula="of:=20.3-[.E5]" office:value-type="currency" office:currency="USD" office:value="10.572" calcext:value-type="currency">
            <text:p>$10.57</text:p>
          </table:table-cell>
          <table:table-cell table:formula="of:=40.6-[.F5]" office:value-type="currency" office:currency="USD" office:value="10.578" calcext:value-type="currency">
            <text:p>$10.58</text:p>
          </table:table-cell>
          <table:table-cell table:formula="of:=66.79-[.G5]" office:value-type="currency" office:currency="USD" office:value="10.576" calcext:value-type="currency">
            <text:p>$10.58</text:p>
          </table:table-cell>
          <table:table-cell table:formula="of:=25.02-[.H5]" office:value-type="currency" office:currency="USD" office:value="15.292" calcext:value-type="currency">
            <text:p>$15.29</text:p>
          </table:table-cell>
          <table:table-cell table:formula="of:=45.31-[.I5]" office:value-type="currency" office:currency="USD" office:value="15.288" calcext:value-type="currency">
            <text:p>$15.29</text:p>
          </table:table-cell>
          <table:table-cell table:formula="of:=71.51-[.J5]" office:value-type="currency" office:currency="USD" office:value="15.296" calcext:value-type="currency">
            <text:p>$15.30</text:p>
          </table:table-cell>
        </table:table-row>
        <table:table-row table:style-name="ro1">
          <table:table-cell office:value-type="string" calcext:value-type="string">
            <text:p>Other extended</text:p>
          </table:table-cell>
          <table:table-cell table:number-columns-repeated="3" office:value-type="currency" office:currency="USD" office:value="3" calcext:value-type="currency">
            <text:p>$3.00</text:p>
          </table:table-cell>
          <table:table-cell table:number-columns-repeated="3" office:value-type="currency" office:currency="USD" office:value="6" calcext:value-type="currency">
            <text:p>$6.00</text:p>
          </table:table-cell>
          <table:table-cell table:number-columns-repeated="3" office:value-type="currency" office:currency="USD" office:value="9" calcext:value-type="currency">
            <text:p>$9.0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3" office:value-type="currency" office:currency="USD" office:value="1.6" calcext:value-type="currency">
            <text:p>$1.60</text:p>
          </table:table-cell>
          <table:table-cell table:number-columns-repeated="3" office:value-type="currency" office:currency="USD" office:value="2.12" calcext:value-type="currency">
            <text:p>$2.12</text:p>
          </table:table-cell>
          <table:table-cell table:number-columns-repeated="3" office:value-type="currency" office:currency="USD" office:value="2.1" calcext:value-type="currency">
            <text:p>$2.1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currency" office:currency="USD" office:value="33.15" calcext:value-type="currency">
            <text:p>$33.15</text:p>
          </table:table-cell>
          <table:table-cell table:formula="of:=SUM([.C2:.C9])" office:value-type="currency" office:currency="USD" office:value="53.44" calcext:value-type="currency">
            <text:p>$53.44</text:p>
          </table:table-cell>
          <table:table-cell table:formula="of:=SUM([.D2:.D9])" office:value-type="currency" office:currency="USD" office:value="76.63" calcext:value-type="currency">
            <text:p>$76.63</text:p>
          </table:table-cell>
          <table:table-cell table:formula="of:=SUM([.E2:.E9])" office:value-type="currency" office:currency="USD" office:value="44.92" calcext:value-type="currency">
            <text:p>$44.92</text:p>
          </table:table-cell>
          <table:table-cell table:formula="of:=SUM([.F2:.F9])" office:value-type="currency" office:currency="USD" office:value="65.22" calcext:value-type="currency">
            <text:p>$65.22</text:p>
          </table:table-cell>
          <table:table-cell table:formula="of:=SUM([.G2:.G9])" office:value-type="currency" office:currency="USD" office:value="88.41" calcext:value-type="currency">
            <text:p>$88.41</text:p>
          </table:table-cell>
          <table:table-cell table:formula="of:=SUM([.H2:.H9])" office:value-type="currency" office:currency="USD" office:value="52.62" calcext:value-type="currency">
            <text:p>$52.62</text:p>
          </table:table-cell>
          <table:table-cell table:formula="of:=SUM([.I2:.I9])" office:value-type="currency" office:currency="USD" office:value="72.91" calcext:value-type="currency">
            <text:p>$72.91</text:p>
          </table:table-cell>
          <table:table-cell table:formula="of:=SUM([.J2:.J9])" office:value-type="currency" office:currency="USD" office:value="96.11" calcext:value-type="currency">
            <text:p>$96.11</text:p>
          </table:table-cell>
        </table:table-row>
        <table:table-row table:style-name="ro1">
          <table:table-cell office:value-type="string" calcext:value-type="string">
            <text:p>Price/unit</text:p>
          </table:table-cell>
          <table:table-cell table:formula="of:=[.B10]/10" office:value-type="currency" office:currency="USD" office:value="3.315" calcext:value-type="currency">
            <text:p>$3.32</text:p>
          </table:table-cell>
          <table:table-cell table:formula="of:=[.C10]/10" office:value-type="currency" office:currency="USD" office:value="5.344" calcext:value-type="currency">
            <text:p>$5.34</text:p>
          </table:table-cell>
          <table:table-cell table:formula="of:=[.D10]/10" office:value-type="currency" office:currency="USD" office:value="7.663" calcext:value-type="currency">
            <text:p>$7.66</text:p>
          </table:table-cell>
          <table:table-cell table:formula="of:=[.E10]/10" office:value-type="currency" office:currency="USD" office:value="4.492" calcext:value-type="currency">
            <text:p>$4.49</text:p>
          </table:table-cell>
          <table:table-cell table:formula="of:=[.F10]/10" office:value-type="currency" office:currency="USD" office:value="6.522" calcext:value-type="currency">
            <text:p>$6.52</text:p>
          </table:table-cell>
          <table:table-cell table:formula="of:=[.G10]/10" office:value-type="currency" office:currency="USD" office:value="8.841" calcext:value-type="currency">
            <text:p>$8.84</text:p>
          </table:table-cell>
          <table:table-cell table:formula="of:=[.H10]/10" office:value-type="currency" office:currency="USD" office:value="5.262" calcext:value-type="currency">
            <text:p>$5.26</text:p>
          </table:table-cell>
          <table:table-cell table:formula="of:=[.I10]/10" office:value-type="currency" office:currency="USD" office:value="7.291" calcext:value-type="currency">
            <text:p>$7.29</text:p>
          </table:table-cell>
          <table:table-cell table:formula="of:=[.J10]/10" office:value-type="currency" office:currency="USD" office:value="9.611" calcext:value-type="currency">
            <text:p>$9.61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MCU</text:p>
          </table:table-cell>
          <table:table-cell table:formula="of:=([.B5]+[.B6])/10" office:value-type="currency" office:currency="USD" office:value="1.2728" calcext:value-type="currency">
            <text:p>$1.27</text:p>
          </table:table-cell>
          <table:table-cell table:formula="of:=([.C5]+[.C6])/10" office:value-type="currency" office:currency="USD" office:value="3.3022" calcext:value-type="currency">
            <text:p>$3.30</text:p>
          </table:table-cell>
          <table:table-cell table:formula="of:=([.D5]+[.D6])/10" office:value-type="currency" office:currency="USD" office:value="5.6214" calcext:value-type="currency">
            <text:p>$5.62</text:p>
          </table:table-cell>
          <table:table-cell table:formula="of:=([.E5]+[.E6])/10" office:value-type="currency" office:currency="USD" office:value="1.2728" calcext:value-type="currency">
            <text:p>$1.27</text:p>
          </table:table-cell>
          <table:table-cell table:formula="of:=([.F5]+[.F6])/10" office:value-type="currency" office:currency="USD" office:value="3.3022" calcext:value-type="currency">
            <text:p>$3.30</text:p>
          </table:table-cell>
          <table:table-cell table:formula="of:=([.G5]+[.G6])/10" office:value-type="currency" office:currency="USD" office:value="5.6214" calcext:value-type="currency">
            <text:p>$5.62</text:p>
          </table:table-cell>
          <table:table-cell table:formula="of:=([.H5]+[.H6])/10" office:value-type="currency" office:currency="USD" office:value="1.2728" calcext:value-type="currency">
            <text:p>$1.27</text:p>
          </table:table-cell>
          <table:table-cell table:formula="of:=([.I5]+[.I6])/10" office:value-type="currency" office:currency="USD" office:value="3.3022" calcext:value-type="currency">
            <text:p>$3.30</text:p>
          </table:table-cell>
          <table:table-cell table:formula="of:=([.J5]+[.J6])/10" office:value-type="currency" office:currency="USD" office:value="5.6214" calcext:value-type="currency">
            <text:p>$5.62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.B11]-[.B13]" office:value-type="currency" office:currency="USD" office:value="2.0422" calcext:value-type="currency">
            <text:p>$2.04</text:p>
          </table:table-cell>
          <table:table-cell table:formula="of:=[.C11]-[.C13]" office:value-type="currency" office:currency="USD" office:value="2.0418" calcext:value-type="currency">
            <text:p>$2.04</text:p>
          </table:table-cell>
          <table:table-cell table:formula="of:=[.D11]-[.D13]" office:value-type="currency" office:currency="USD" office:value="2.0416" calcext:value-type="currency">
            <text:p>$2.04</text:p>
          </table:table-cell>
          <table:table-cell table:formula="of:=[.E11]-[.E13]" office:value-type="currency" office:currency="USD" office:value="3.2192" calcext:value-type="currency">
            <text:p>$3.22</text:p>
          </table:table-cell>
          <table:table-cell table:formula="of:=[.F11]-[.F13]" office:value-type="currency" office:currency="USD" office:value="3.2198" calcext:value-type="currency">
            <text:p>$3.22</text:p>
          </table:table-cell>
          <table:table-cell table:formula="of:=[.G11]-[.G13]" office:value-type="currency" office:currency="USD" office:value="3.2196" calcext:value-type="currency">
            <text:p>$3.22</text:p>
          </table:table-cell>
          <table:table-cell table:formula="of:=[.H11]-[.H13]" office:value-type="currency" office:currency="USD" office:value="3.9892" calcext:value-type="currency">
            <text:p>$3.99</text:p>
          </table:table-cell>
          <table:table-cell table:formula="of:=[.I11]-[.I13]" office:value-type="currency" office:currency="USD" office:value="3.9888" calcext:value-type="currency">
            <text:p>$3.99</text:p>
          </table:table-cell>
          <table:table-cell table:formula="of:=[.J11]-[.J13]" office:value-type="currency" office:currency="USD" office:value="3.9896" calcext:value-type="currency">
            <text:p>$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6:56:17.459846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08:42:46.560714590</meta:creation-date>
    <dc:date>2021-02-05T09:02:24.579442043</dc:date>
    <meta:editing-duration>PT19M37S</meta:editing-duration>
    <meta:editing-cycles>4</meta:editing-cycles>
    <meta:generator>LibreOffice/6.2.7.1$Linux_X86_64 LibreOffice_project/23edc44b61b830b7d749943e020e96f5a7df63bf</meta:generator>
    <meta:document-statistic meta:table-count="1" meta:cell-count="129" meta:object-count="0"/>
  </office:meta>
</office:document-meta>
</file>